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65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425cm" style:use-optimal-column-width="false"/>
    </style:style>
    <style:style style:name="co10" style:family="table-column">
      <style:table-column-properties style:column-width="1.36cm" style:use-optimal-column-width="false"/>
    </style:style>
    <style:style style:name="co11" style:family="table-column">
      <style:table-column-properties style:column-width="1.361cm" style:use-optimal-column-width="false"/>
    </style:style>
    <style:style style:name="co12" style:family="table-column">
      <style:table-column-properties style:column-width="1.376cm" style:use-optimal-column-width="false"/>
    </style:style>
    <style:style style:name="co13" style:family="table-column">
      <style:table-column-properties style:column-width="1.374cm" style:use-optimal-column-width="false"/>
    </style:style>
    <style:style style:name="ro1" style:family="table-row">
      <style:table-row-properties style:row-height="1.0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2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0.974cm" style:use-optimal-row-height="false"/>
    </style:style>
    <style:style style:name="ro6" style:family="table-row">
      <style:table-row-properties style:row-height="0.989cm" style:use-optimal-row-height="false"/>
    </style:style>
    <style:style style:name="ro7" style:family="table-row">
      <style:table-row-properties style:row-height="-0.473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Times New Roman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text-position="-8% 58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standard" draw:layer="layout" svg:width="2.877cm" svg:height="2.065cm" svg:x="7.26cm" svg:y="1.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i</text:span><text:span text:style-name="T9">0</text:span></text:p>
              </table:table-cell>
              <table:table-cell>
                <text:p text:style-name="P9"><text:span text:style-name="T7">i</text:span><text:span text:style-name="T9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8">0.7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19cm" svg:height="4.859cm" svg:x="2.627cm" svg:y="10.13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7">g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3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90</text:span></text:p>
              </table:table-cell>
              <table:table-cell>
                <text:p text:style-name="P9"><text:span text:style-name="T8">0.08</text:span></text:p>
              </table:table-cell>
              <table:table-cell>
                <text:p text:style-name="P9"><text:span text:style-name="T8">0.0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05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5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95cm" svg:height="2.91cm" svg:x="19.513cm" svg:y="1.7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9"><text:span text:style-name="T7">s</text:span><text:span text:style-name="T9">0</text:span></text:p>
              </table:table-cell>
              <table:table-cell>
                <text:p text:style-name="P9"><text:span text:style-name="T7">s</text:span><text:span text:style-name="T9">1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i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7">i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8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954cm" svg:height="3.887cm" svg:x="12.761cm" svg:y="1.7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7"/>
            <table:table-row table:style-name="ro2" table:default-cell-style-name="ce1">
              <table:table-cell/>
              <table:table-cell>
                <text:p text:style-name="P9"><text:span text:style-name="T7">l</text:span><text:span text:style-name="T9">0</text:span></text:p>
              </table:table-cell>
              <table:table-cell>
                <text:p text:style-name="P9"><text:span text:style-name="T7">l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9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6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/text:p>
              </table:table-cell>
              <table:table-cell>
                <text:p text:style-name="P9"><text:span text:style-name="T8">0.99</text:span></text:p>
              </table:table-cell>
              <table:table-cell>
                <text:p text:style-name="P9"><text:span text:style-name="T8">0.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7" draw:layer="layout" svg:width="1.772cm" svg:height="0.954cm" svg:x="13.8cm" svg:y="6.946cm">
          <draw:text-box>
            <text:p><text:span text:style-name="T7">P</text:span><text:span text:style-name="T8">(</text:span><text:span text:style-name="T7">D</text:span><text:span text:style-name="T8">)</text:span></text:p>
          </draw:text-box>
        </draw:frame>
        <draw:frame draw:style-name="gr7" draw:text-style-name="P7" draw:layer="layout" svg:width="1.535cm" svg:height="0.954cm" svg:x="8.065cm" svg:y="0.6cm">
          <draw:text-box>
            <text:p><text:span text:style-name="T7">P</text:span><text:span text:style-name="T8">(</text:span><text:span text:style-name="T7">I</text:span><text:span text:style-name="T8">)</text:span></text:p>
          </draw:text-box>
        </draw:frame>
        <draw:frame draw:style-name="gr8" draw:text-style-name="P7" draw:layer="layout" svg:width="3.212cm" svg:height="1cm" svg:x="4.8cm" svg:y="9.129cm">
          <draw:text-box>
            <text:p text:style-name="P10"><text:span text:style-name="T7">P</text:span><text:span text:style-name="T8">(</text:span><text:span text:style-name="T7">G </text:span><text:span text:style-name="T8">| </text:span><text:span text:style-name="T7">D</text:span><text:span text:style-name="T8">, </text:span><text:span text:style-name="T7">I</text:span><text:span text:style-name="T8">)</text:span></text:p>
          </draw:text-box>
        </draw:frame>
        <draw:frame draw:style-name="gr9" draw:text-style-name="P11" draw:layer="layout" svg:width="2.399cm" svg:height="1cm" svg:x="21.001cm" svg:y="0.6cm">
          <draw:text-box>
            <text:p text:style-name="P10"><text:span text:style-name="T7">P</text:span><text:span text:style-name="T8">(</text:span><text:span text:style-name="T7">S </text:span><text:span text:style-name="T8">| </text:span><text:span text:style-name="T7">I</text:span><text:span text:style-name="T8">)</text:span></text:p>
          </draw:text-box>
        </draw:frame>
        <draw:frame draw:style-name="gr10" draw:text-style-name="P7" draw:layer="layout" svg:width="2.564cm" svg:height="1cm" svg:x="14cm" svg:y="0.6cm">
          <draw:text-box>
            <text:p><text:span text:style-name="T7">P</text:span><text:span text:style-name="T8">(</text:span><text:span text:style-name="T7">L </text:span><text:span text:style-name="T8">| </text:span><text:span text:style-name="T7">G</text:span><text:span text:style-name="T8">)</text:span></text:p>
          </draw:text-box>
        </draw:frame>
        <draw:frame draw:style-name="standard" draw:layer="layout" svg:width="4.145cm" svg:height="1.96cm" svg:x="1.22cm" svg:y="1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 text:style-name="P9"><text:span text:style-name="T7">c</text:span><text:span text:style-name="T9">0</text:span></text:p>
              </table:table-cell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7">c</text:span><text:span text:style-name="T9">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5cm" svg:height="3.887cm" svg:x="1.255cm" svg:y="5.14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2" table:default-cell-style-name="ce1">
              <table:table-cell/>
              <table:table-cell>
                <text:p text:style-name="P9"><text:span text:style-name="T7">d</text:span><text:span text:style-name="T9">0</text:span></text:p>
              </table:table-cell>
              <table:table-cell>
                <text:p text:style-name="P9"><text:span text:style-name="T7">d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0</text:span></text:p>
              </table:table-cell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2</text:span></text:p>
              </table:table-cell>
              <table:table-cell>
                <text:p text:style-name="P9"><text:span text:style-name="T8">0.8</text:span></text:p>
              </table:table-cell>
              <table:table-cell>
                <text:p text:style-name="P9"><text:span text:style-name="T8">0.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14cm" svg:height="4.859cm" svg:x="11.725cm" svg:y="7.97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9"><text:span text:style-name="T7">j</text:span><text:span text:style-name="T9">0</text:span></text:p>
              </table:table-cell>
              <table:table-cell>
                <text:p text:style-name="P9"><text:span text:style-name="T7">j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65</text:span></text:p>
              </table:table-cell>
              <table:table-cell>
                <text:p text:style-name="P9"><text:span text:style-name="T8">0.3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19cm" svg:height="6.795cm" svg:x="19.609cm" svg:y="6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7" table:default-cell-style-name="ce1">
              <table:table-cell/>
              <table:table-cell>
                <text:p text:style-name="P9"><text:span text:style-name="T7">h</text:span><text:span text:style-name="T9">0</text:span></text:p>
              </table:table-cell>
              <table:table-cell>
                <text:p text:style-name="P9"><text:span text:style-name="T7">h</text:span><text:span text:style-name="T9">1</text:span></text:p>
              </table:table-cell>
              <table:table-cell>
                <text:p text:style-name="P9"><text:span text:style-name="T7">h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6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1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0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89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80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><text:span text:style-name="T7">g</text:span><text:span text:style-name="T9">2</text:span><text:span text:style-name="T8">, </text:span><text:span text:style-name="T7">j</text:span><text:span text:style-name="T9">0</text:span></text:p>
              </table:table-cell>
              <table:table-cell>
                <text:p text:style-name="P9">0.95</text:p>
              </table:table-cell>
              <table:table-cell>
                <text:p text:style-name="P9">0.04</text:p>
              </table:table-cell>
              <table:table-cell>
                <text:p text:style-name="P9">0.01</text:p>
              </table:table-cell>
            </table:table-row>
            <table:table-row table:style-name="ro2" table:default-cell-style-name="ce1">
              <table:table-cell>
                <text:p><text:span text:style-name="T7">g</text:span><text:span text:style-name="T9">2</text:span><text:span text:style-name="T8">, </text:span><text:span text:style-name="T7">j</text:span><text:span text:style-name="T9">1</text:span></text:p>
              </table:table-cell>
              <table:table-cell>
                <text:p text:style-name="P9">0.20</text:p>
              </table:table-cell>
              <table:table-cell>
                <text:p text:style-name="P9">0.30</text:p>
              </table:table-cell>
              <table:table-cell>
                <text:p text:style-name="P9">0.50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7" draw:layer="layout" svg:width="1.772cm" svg:height="0.954cm" svg:x="2.6cm" svg:y="0.6cm">
          <draw:text-box>
            <text:p><text:span text:style-name="T7">P</text:span><text:span text:style-name="T8">(</text:span><text:span text:style-name="T7">C</text:span><text:span text:style-name="T8">)</text:span></text:p>
          </draw:text-box>
        </draw:frame>
        <draw:frame draw:style-name="gr9" draw:text-style-name="P11" draw:layer="layout" svg:width="2.644cm" svg:height="1cm" svg:x="2.2cm" svg:y="4.1cm">
          <draw:text-box>
            <text:p text:style-name="P10"><text:span text:style-name="T7">P</text:span><text:span text:style-name="T8">(</text:span><text:span text:style-name="T7">D </text:span><text:span text:style-name="T8">| </text:span><text:span text:style-name="T7">C</text:span><text:span text:style-name="T8">)</text:span></text:p>
          </draw:text-box>
        </draw:frame>
        <draw:frame draw:style-name="gr8" draw:text-style-name="P7" draw:layer="layout" svg:width="3.284cm" svg:height="1cm" svg:x="21.788cm" svg:y="5.16cm">
          <draw:text-box>
            <text:p text:style-name="P10"><text:span text:style-name="T7">P</text:span><text:span text:style-name="T8">(</text:span><text:span text:style-name="T7">H </text:span><text:span text:style-name="T8">| </text:span><text:span text:style-name="T7">G</text:span><text:span text:style-name="T8">, </text:span><text:span text:style-name="T7">J</text:span><text:span text:style-name="T8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custom-shape draw:style-name="gr1" draw:text-style-name="P2" draw:layer="layout" svg:width="1.8cm" svg:height="1.8cm" svg:x="9.001cm" svg:y="8.19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2cm" svg:y="4.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2cm" svg:y="6.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2.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0.101cm" svg:y1="5.901cm" svg:x2="21.801cm" svg:y2="10cm">
          <text:p/>
        </draw:line>
        <draw:line draw:style-name="gr11" draw:text-style-name="P3" draw:layer="layout" svg:x1="10.601cm" svg:y1="8.601cm" svg:x2="12.101cm" svg:y2="7.501cm">
          <text:p/>
        </draw:line>
        <draw:line draw:style-name="gr11" draw:text-style-name="P3" draw:layer="layout" svg:x1="13.801cm" svg:y1="3.201cm" svg:x2="18.902cm" svg:y2="4.701cm">
          <text:p/>
        </draw:line>
        <draw:custom-shape draw:style-name="gr1" draw:text-style-name="P2" draw:layer="layout" svg:width="1.8cm" svg:height="1.8cm" svg:x="5.202cm" svg:y="8.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0.592cm" svg:y1="5.71cm" svg:x2="12.092cm" svg:y2="6.81cm">
          <text:p/>
        </draw:line>
        <draw:line draw:style-name="gr11" draw:text-style-name="P3" draw:layer="layout" svg:x1="10.492cm" svg:y1="4.41cm" svg:x2="11.992cm" svg:y2="3.31cm">
          <text:p/>
        </draw:line>
        <draw:custom-shape draw:style-name="gr1" draw:text-style-name="P2" draw:layer="layout" svg:width="1.8cm" svg:height="1.8cm" svg:x="15.803cm" svg:y="6.201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3.792cm" svg:y1="7.101cm" svg:x2="15.792cm" svg:y2="7.101cm">
          <text:p/>
        </draw:line>
        <draw:custom-shape draw:style-name="gr1" draw:text-style-name="P2" draw:layer="layout" svg:width="1.8cm" svg:height="1.8cm" svg:x="18.802cm" svg:y="4.201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7.383cm" svg:y1="6.519cm" svg:x2="18.883cm" svg:y2="5.419cm">
          <text:p/>
        </draw:line>
        <draw:custom-shape draw:style-name="gr1" draw:text-style-name="P2" draw:layer="layout" svg:width="1.8cm" svg:height="1.8cm" svg:x="21.002cm" svg:y="10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3.501cm" svg:y1="7.801cm" svg:x2="21.002cm" svg:y2="10.801cm">
          <text:p/>
        </draw:line>
        <draw:frame presentation:style-name="pr1" draw:text-style-name="P4" draw:layer="layout" svg:width="16.999cm" svg:height="1.271cm" svg:x="6.003cm" svg:y="0.203cm" presentation:class="title" presentation:user-transformed="true">
          <draw:text-box>
            <text:p><text:span text:style-name="T2">Moralized graph</text:span></text:p>
          </draw:text-box>
        </draw:frame>
        <draw:line draw:style-name="gr11" draw:text-style-name="P3" draw:layer="layout" svg:x1="6.992cm" svg:y1="9.101cm" svg:x2="8.992cm" svg:y2="9.101cm">
          <text:p/>
        </draw:line>
        <draw:line draw:style-name="gr11" draw:text-style-name="P3" draw:layer="layout" svg:x1="9.9cm" svg:y1="8.199cm" svg:x2="9.9cm" svg:y2="6cm">
          <text:p/>
        </draw:line>
        <draw:line draw:style-name="gr11" draw:text-style-name="P3" draw:layer="layout" svg:x1="13.5cm" svg:y1="6.4cm" svg:x2="18.802cm" svg:y2="5cm">
          <text:p/>
        </draw:line>
        <draw:line draw:style-name="gr11" draw:text-style-name="P3" draw:layer="layout" svg:x1="13.3cm" svg:y1="3.9cm" svg:x2="16.1cm" svg:y2="6.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1-09T19:36:11.804000000</dc:date>
    <meta:editing-duration>PT4H48M33S</meta:editing-duration>
    <meta:editing-cycles>21</meta:editing-cycles>
    <meta:generator>LibreOffice/7.1.5.2$Windows_X86_64 LibreOffice_project/85f04e9f809797b8199d13c421bd8a2b025d52b5</meta:generator>
    <meta:document-statistic meta:object-count="84"/>
  </office:meta>
</office:document-meta>
</file>